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weight="bold" officeooo:rsid="0000e543" officeooo:paragraph-rsid="0000e543" style:font-weight-asian="bold" style:font-weight-complex="bold"/>
    </style:style>
    <style:style style:name="P2" style:family="paragraph" style:parent-style-name="Standard">
      <style:paragraph-properties fo:text-align="left" style:justify-single-word="false"/>
      <style:text-properties officeooo:rsid="0000e543" officeooo:paragraph-rsid="0000e543"/>
    </style:style>
    <style:style style:name="P3" style:family="paragraph" style:parent-style-name="Standard">
      <style:paragraph-properties fo:text-align="left" style:justify-single-word="false"/>
      <style:text-properties officeooo:rsid="00068a41" officeooo:paragraph-rsid="00068a41"/>
    </style:style>
    <style:style style:name="P4" style:family="paragraph" style:parent-style-name="Standard">
      <style:paragraph-properties fo:text-align="left" style:justify-single-word="false"/>
      <style:text-properties fo:font-weight="bold" officeooo:rsid="0000e543" officeooo:paragraph-rsid="0000e543" style:font-weight-asian="bold" style:font-weight-complex="bold"/>
    </style:style>
    <style:style style:name="P5" style:family="paragraph" style:parent-style-name="Standard" style:list-style-name="L1">
      <style:paragraph-properties fo:text-align="left" style:justify-single-word="false"/>
      <style:text-properties officeooo:rsid="0000e543" officeooo:paragraph-rsid="00096475"/>
    </style:style>
    <style:style style:name="P6" style:family="paragraph" style:parent-style-name="Standard" style:list-style-name="L1">
      <style:paragraph-properties fo:text-align="left" style:justify-single-word="false"/>
      <style:text-properties officeooo:rsid="0000e543" officeooo:paragraph-rsid="0000e543"/>
    </style:style>
    <style:style style:name="P7" style:family="paragraph" style:parent-style-name="Standard">
      <style:paragraph-properties fo:text-align="left" style:justify-single-word="false"/>
      <style:text-properties fo:font-style="italic" officeooo:rsid="0000e543" officeooo:paragraph-rsid="0000e543" style:font-style-asian="italic" style:font-style-complex="italic"/>
    </style:style>
    <style:style style:name="P8" style:family="paragraph" style:parent-style-name="Standard" style:list-style-name="L2">
      <style:paragraph-properties fo:text-align="left" style:justify-single-word="false"/>
      <style:text-properties officeooo:rsid="0000e543" officeooo:paragraph-rsid="0000e543"/>
    </style:style>
    <style:style style:name="P9" style:family="paragraph" style:parent-style-name="Standard" style:list-style-name="L3">
      <style:paragraph-properties fo:text-align="left" style:justify-single-word="false"/>
      <style:text-properties officeooo:rsid="0000e543" officeooo:paragraph-rsid="0000e543"/>
    </style:style>
    <style:style style:name="P10" style:family="paragraph" style:parent-style-name="Standard" style:list-style-name="L4">
      <style:paragraph-properties fo:text-align="left" style:justify-single-word="false"/>
      <style:text-properties officeooo:rsid="0000e543" officeooo:paragraph-rsid="0000e543"/>
    </style:style>
    <style:style style:name="P11" style:family="paragraph" style:parent-style-name="Standard" style:list-style-name="L5">
      <style:paragraph-properties fo:text-align="left" style:justify-single-word="false"/>
      <style:text-properties officeooo:rsid="0000e543" officeooo:paragraph-rsid="0000e543"/>
    </style:style>
    <style:style style:name="P12" style:family="paragraph" style:parent-style-name="Standard" style:list-style-name="L6">
      <style:paragraph-properties fo:text-align="left" style:justify-single-word="false"/>
      <style:text-properties officeooo:rsid="0000e543" officeooo:paragraph-rsid="0000e543"/>
    </style:style>
    <style:style style:name="P13" style:family="paragraph" style:parent-style-name="Standard" style:list-style-name="L7">
      <style:paragraph-properties fo:text-align="left" style:justify-single-word="false"/>
      <style:text-properties officeooo:rsid="0000e543" officeooo:paragraph-rsid="0000e543"/>
    </style:style>
    <style:style style:name="P14" style:family="paragraph" style:parent-style-name="Standard" style:list-style-name="L8">
      <style:paragraph-properties fo:text-align="left" style:justify-single-word="false"/>
      <style:text-properties officeooo:rsid="0000e543" officeooo:paragraph-rsid="0000e543"/>
    </style:style>
    <style:style style:name="P15" style:family="paragraph" style:parent-style-name="Standard" style:list-style-name="L9">
      <style:paragraph-properties fo:text-align="left" style:justify-single-word="false"/>
      <style:text-properties officeooo:rsid="0000e543" officeooo:paragraph-rsid="0000e543"/>
    </style:style>
    <style:style style:name="P16" style:family="paragraph" style:parent-style-name="Standard" style:list-style-name="L10">
      <style:paragraph-properties fo:text-align="left" style:justify-single-word="false"/>
      <style:text-properties officeooo:rsid="0000e543" officeooo:paragraph-rsid="0000e543"/>
    </style:style>
    <style:style style:name="P17" style:family="paragraph" style:parent-style-name="Standard" style:list-style-name="L11">
      <style:paragraph-properties fo:text-align="left" style:justify-single-word="false"/>
      <style:text-properties officeooo:rsid="0000e543" officeooo:paragraph-rsid="0000e543"/>
    </style:style>
    <style:style style:name="P18" style:family="paragraph" style:parent-style-name="Standard" style:list-style-name="L12">
      <style:paragraph-properties fo:text-align="left" style:justify-single-word="false"/>
      <style:text-properties officeooo:rsid="0000e543" officeooo:paragraph-rsid="0000e543"/>
    </style:style>
    <style:style style:name="P19" style:family="paragraph" style:parent-style-name="Standard">
      <style:paragraph-properties fo:text-align="left" style:justify-single-word="false"/>
      <style:text-properties officeooo:rsid="0000e543" officeooo:paragraph-rsid="00070cc6"/>
    </style:style>
    <style:style style:name="P20" style:family="paragraph" style:parent-style-name="Standard" style:list-style-name="L13">
      <style:paragraph-properties fo:text-align="left" style:justify-single-word="false"/>
      <style:text-properties officeooo:rsid="0000e543" officeooo:paragraph-rsid="00070cc6"/>
    </style:style>
    <style:style style:name="P21" style:family="paragraph" style:parent-style-name="Standard" style:list-style-name="L14">
      <style:paragraph-properties fo:text-align="left" style:justify-single-word="false"/>
      <style:text-properties officeooo:rsid="0000e543" officeooo:paragraph-rsid="00070cc6"/>
    </style:style>
    <style:style style:name="P22" style:family="paragraph" style:parent-style-name="Standard" style:list-style-name="L14">
      <style:paragraph-properties fo:text-align="left" style:justify-single-word="false"/>
      <style:text-properties officeooo:rsid="00070cc6" officeooo:paragraph-rsid="00070cc6"/>
    </style:style>
    <style:style style:name="T1" style:family="text">
      <style:text-properties officeooo:rsid="0000e543"/>
    </style:style>
    <style:style style:name="T2" style:family="text">
      <style:text-properties officeooo:rsid="00096475"/>
    </style:style>
    <style:style style:name="T3" style:family="text">
      <style:text-properties officeooo:rsid="00068a41"/>
    </style:style>
    <style:style style:name="T4" style:family="text">
      <style:text-properties officeooo:rsid="0007afe2"/>
    </style:style>
    <style:style style:name="T5" style:family="text">
      <style:text-properties fo:font-weight="bold" style:font-weight-asian="bold" style:font-weight-complex="bold"/>
    </style:style>
    <style:style style:name="T6" style:family="text">
      <style:text-properties officeooo:rsid="00070cc6"/>
    </style:style>
    <style:style style:name="T7" style:family="text">
      <style:text-properties officeooo:rsid="000afb50"/>
    </style:style>
    <style:style style:name="T8" style:family="text">
      <style:text-properties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ckathon: Expectations &amp; Team Commitment</text:p>
      <text:p text:style-name="P2"/>
      <text:p text:style-name="P3">Purpose: <text:span text:style-name="T1">This hackathon </text:span>(Task W13) <text:span text:style-name="T1">is a shared push on our game project. It’s not just another assignment. It’s a moment where the team comes together to make real progress </text:span>in a location and during a specific time window. It’s <text:span text:style-name="T1">something that would be difficult to achieve individually.</text:span></text:p>
      <text:p text:style-name="P2"/>
      <text:p text:style-name="P2">Because of that, how you show up matters, not just for your grade, but for your teammates.</text:p>
      <text:p text:style-name="P2"/>
      <text:p text:style-name="P4">The Core Idea</text:p>
      <text:p text:style-name="P2"/>
      <text:p text:style-name="P2">Your contribution affects other people. Your teammates are depending on you:</text:p>
      <text:p text:style-name="P2"/>
      <text:list text:style-name="L1">
        <text:list-item>
          <text:p text:style-name="P5">To build something need<text:span text:style-name="T2">ed</text:span></text:p>
        </text:list-item>
        <text:list-item>
          <text:p text:style-name="P5">To unblock work</text:p>
        </text:list-item>
        <text:list-item>
          <text:p text:style-name="P6">To help move the project forward</text:p>
        </text:list-item>
      </text:list>
      <text:p text:style-name="P2"/>
      <text:p text:style-name="P2">This <text:span text:style-name="T2">event </text:span>is closer to a real development environment than a typical class activity.</text:p>
      <text:p text:style-name="P2"/>
      <text:p text:style-name="P4">How to Participate</text:p>
      <text:p text:style-name="P2"/>
      <text:p text:style-name="P7">In-Person (Strongly Encouraged)</text:p>
      <text:p text:style-name="P2"/>
      <text:p text:style-name="P2">If you can attend in person, you should. This method is the best way for your team and me to easily evaluate your level of contribution, which will determine your grade. Why:</text:p>
      <text:p text:style-name="P2"/>
      <text:list text:style-name="L2">
        <text:list-item>
          <text:p text:style-name="P8">Faster collaboration</text:p>
        </text:list-item>
        <text:list-item>
          <text:p text:style-name="P8">Easier problem solving</text:p>
        </text:list-item>
        <text:list-item>
          <text:p text:style-name="P8">More momentum as a team</text:p>
        </text:list-item>
        <text:list-item>
          <text:p text:style-name="P8">Better overall outcome</text:p>
        </text:list-item>
      </text:list>
      <text:p text:style-name="P2"/>
      <text:p text:style-name="P2">This is where the best work will likely happen.</text:p>
      <text:p text:style-name="P2"/>
      <text:p text:style-name="P7">Remote Participation (If Needed)</text:p>
      <text:p text:style-name="P2"/>
      <text:p text:style-name="P2">If you can’t attend in person, you can still contribute meaningfully <text:span text:style-name="T3">using Discord</text:span>.</text:p>
      <text:p text:style-name="P2"/>
      <text:p text:style-name="P2">Expectations:</text:p>
      <text:p text:style-name="P2"/>
      <text:list text:style-name="L3">
        <text:list-item>
          <text:p text:style-name="P9">Stay active and engaged (not just logged in)</text:p>
        </text:list-item>
        <text:list-item>
          <text:p text:style-name="P9">Communicate regularly in Discord</text:p>
        </text:list-item>
        <text:list-item>
          <text:p text:style-name="P9">Ask for tasks, updates, and feedback</text:p>
        </text:list-item>
        <text:list-item>
          <text:p text:style-name="P9">Be available for collaboration</text:p>
          <text:p text:style-name="P9"/>
        </text:list-item>
      </text:list>
      <text:p text:style-name="P2">Remote participation works, but only if you are present and contributing, not just observing.</text:p>
      <text:p text:style-name="P2"/>
      <text:p text:style-name="P7">If You Truly Cannot Attend</text:p>
      <text:p text:style-name="P2"/>
      <text:p text:style-name="P2">Sometimes things come up. If you can’t participate during the event:</text:p>
      <text:p text:style-name="P2"/>
      <text:list text:style-name="L4">
        <text:list-item>
          <text:p text:style-name="P10">Communicate ahead of time</text:p>
        </text:list-item>
        <text:list-item>
          <text:p text:style-name="P10"><text:soft-page-break/>Coordinate with your team</text:p>
        </text:list-item>
        <text:list-item>
          <text:p text:style-name="P10">Take on work that can be done asynchronously</text:p>
          <text:p text:style-name="P10"/>
        </text:list-item>
      </text:list>
      <text:p text:style-name="P2"><text:span text:style-name="T4">T</text:span>he key is still the same: contribute in a way that helps the team move forward.</text:p>
      <text:p text:style-name="P2"/>
      <text:p text:style-name="P3"><text:span text:style-name="T5">Note</text:span>: This is the most challenging method for anyone to determine your level of participation. You have to figure out how you will contribute before, during, or immediately after the hackathon, and communicate your intentions on Discord, ensuring your contribution still meets the expectations of your team (and me). You may be working in isolation, but it still requires immense contributions.</text:p>
      <text:p text:style-name="P2"/>
      <text:p text:style-name="P4">What Meaningful Contribution Looks Like</text:p>
      <text:p text:style-name="P2"/>
      <text:p text:style-name="P2">There’s no single checklis<text:span text:style-name="T3">t, </text:span>but <text:span text:style-name="T3">some items could include</text:span>:</text:p>
      <text:list text:style-name="L5">
        <text:list-header>
          <text:p text:style-name="P11"/>
        </text:list-header>
        <text:list-item>
          <text:p text:style-name="P11">Build something the team needs</text:p>
        </text:list-item>
        <text:list-item>
          <text:p text:style-name="P11">Improve something that already exists</text:p>
        </text:list-item>
        <text:list-item>
          <text:p text:style-name="P11">Fix problems that are slowing others down</text:p>
        </text:list-item>
        <text:list-item>
          <text:p text:style-name="P11">Help others make progress</text:p>
        </text:list-item>
        <text:list-item>
          <text:p text:style-name="P11">Examples</text:p>
        </text:list-item>
        <text:list-item>
          <text:p text:style-name="P11">Implementing a feature</text:p>
        </text:list-item>
        <text:list-item>
          <text:p text:style-name="P11">Fixing bugs</text:p>
        </text:list-item>
        <text:list-item>
          <text:p text:style-name="P11">Creating game assets (art, audio, UI)</text:p>
        </text:list-item>
        <text:list-item>
          <text:p text:style-name="P11">Designing levels or mechanics</text:p>
        </text:list-item>
        <text:list-item>
          <text:p text:style-name="P11">Writing documentation</text:p>
        </text:list-item>
        <text:list-item>
          <text:p text:style-name="P11">Testing and reporting issues</text:p>
        </text:list-item>
        <text:list-item>
          <text:p text:style-name="P11">Reviewing and improving others’ work</text:p>
        </text:list-item>
      </text:list>
      <text:p text:style-name="P2"/>
      <text:p text:style-name="P4">What Doesn’t Help the Team</text:p>
      <text:p text:style-name="P2"/>
      <text:p text:style-name="P2">Be honest with yourself. <text:span text:style-name="T6">T</text:span>hese don’t move things forward:</text:p>
      <text:p text:style-name="P2"/>
      <text:list text:style-name="L6">
        <text:list-item>
          <text:p text:style-name="P12">Being present without producing work</text:p>
        </text:list-item>
        <text:list-item>
          <text:p text:style-name="P12">Waiting to be told exactly what to do the entire time</text:p>
        </text:list-item>
        <text:list-item>
          <text:p text:style-name="P12">Doing very small or low-impact tasks only</text:p>
        </text:list-item>
        <text:list-item>
          <text:p text:style-name="P12">Dropping in briefly and leaving</text:p>
        </text:list-item>
        <text:list-item>
          <text:p text:style-name="P12">Working in isolation without communicating</text:p>
        </text:list-item>
      </text:list>
      <text:p text:style-name="P2"/>
      <text:p text:style-name="P4">A Good Rule of Thumb</text:p>
      <text:p text:style-name="P2"/>
      <text:p text:style-name="P2">At the end of the hackathon, you should be able to answer:</text:p>
      <text:p text:style-name="P2"/>
      <text:list text:style-name="L7">
        <text:list-item>
          <text:p text:style-name="P13">What did I contribute?</text:p>
        </text:list-item>
        <text:list-item>
          <text:p text:style-name="P13">Who did it help?</text:p>
        </text:list-item>
        <text:list-item>
          <text:p text:style-name="P13">What is better now because I was involved?</text:p>
        </text:list-item>
      </text:list>
      <text:p text:style-name="P2"/>
      <text:p text:style-name="P2">If those answers are clear, you did this right.</text:p>
      <text:p text:style-name="P2"/>
      <text:p text:style-name="P2"><text:span text:style-name="T5">How This Will Be Evaluated</text:span></text:p>
      <text:p text:style-name="P2"/>
      <text:p text:style-name="P2"><text:soft-page-break/>There will be a grade associated with the hackathon, but it will not be based on a strict checklist. Instead, it will be based on overall contribution as perceived from multiple perspectives:</text:p>
      <text:p text:style-name="P2"/>
      <text:list text:style-name="L8">
        <text:list-item>
          <text:p text:style-name="P14">Instructor evaluation</text:p>
        </text:list-item>
        <text:list-item>
          <text:p text:style-name="P14">Team manager feedback</text:p>
        </text:list-item>
        <text:list-item>
          <text:p text:style-name="P14">Peer feedback</text:p>
        </text:list-item>
      </text:list>
      <text:p text:style-name="P2"/>
      <text:p text:style-name="P2">This <text:span text:style-name="T7">method </text:span>reflects how real teams operate. <text:span text:style-name="T6">Y</text:span>our impact is not just what you think you did, but how it affected others <text:span text:style-name="T6">and the project.</text:span></text:p>
      <text:p text:style-name="P2"/>
      <text:p text:style-name="P4">How Feedback Will Work</text:p>
      <text:p text:style-name="P2"/>
      <text:p text:style-name="P2">After the hackathon, you will complete a short, anonymous survey evaluating your teammates and yourself. This feedback will help answer questions like:</text:p>
      <text:p text:style-name="P2"/>
      <text:list text:style-name="L9">
        <text:list-item>
          <text:p text:style-name="P15">Who contributed meaningfully?</text:p>
        </text:list-item>
        <text:list-item>
          <text:p text:style-name="P15">Who helped move the team forward?</text:p>
        </text:list-item>
        <text:list-item>
          <text:p text:style-name="P15">Who was difficult to rely on?</text:p>
        </text:list-item>
        <text:list-item>
          <text:p text:style-name="P15">Who stepped up?</text:p>
        </text:list-item>
      </text:list>
      <text:p text:style-name="P2"/>
      <text:p text:style-name="P2">Your responses will be anonymous to your peers, but visible to the instructor. <text:span text:style-name="T2">You may be called into a meeting with the instructor and project manager based on your evaluation.</text:span></text:p>
      <text:p text:style-name="P2"/>
      <text:p text:style-name="P4">What Matters in Evaluation</text:p>
      <text:p text:style-name="P4"/>
      <text:p text:style-name="P2">You are not being graded on hours or visibility. <text:span text:style-name="T6">Y</text:span>ou are being evaluated on impact <text:span text:style-name="T6">and how much everyone thinks you are contributing</text:span>.</text:p>
      <text:p text:style-name="P2"/>
      <text:p text:style-name="P2">Things that tend to be rated highly:</text:p>
      <text:p text:style-name="P2"/>
      <text:list text:style-name="L10">
        <text:list-item>
          <text:p text:style-name="P16">Taking ownership of meaningful work</text:p>
        </text:list-item>
        <text:list-item>
          <text:p text:style-name="P16">Following through on tasks</text:p>
        </text:list-item>
        <text:list-item>
          <text:p text:style-name="P16">Helping others make progress</text:p>
        </text:list-item>
        <text:list-item>
          <text:p text:style-name="P16">Communicating clearly and consistently</text:p>
        </text:list-item>
        <text:list-item>
          <text:p text:style-name="P16">Being someone the team could rely on</text:p>
        </text:list-item>
      </text:list>
      <text:p text:style-name="P2"/>
      <text:p text:style-name="P2">Things That Tend to Be Rated Poorly</text:p>
      <text:p text:style-name="P2"/>
      <text:list text:style-name="L11">
        <text:list-item>
          <text:p text:style-name="P17">Minimal or unclear contribution</text:p>
        </text:list-item>
        <text:list-item>
          <text:p text:style-name="P17">Lack of communication</text:p>
        </text:list-item>
        <text:list-item>
          <text:p text:style-name="P17">Being present but not engaged</text:p>
        </text:list-item>
        <text:list-item>
          <text:p text:style-name="P17">Starting work but not finishing</text:p>
        </text:list-item>
        <text:list-item>
          <text:p text:style-name="P17">Creating extra work for others</text:p>
        </text:list-item>
        <text:list-item>
          <text:p text:style-name="P17">A Note on Peer Feedback</text:p>
        </text:list-item>
      </text:list>
      <text:p text:style-name="P2"/>
      <text:p text:style-name="P2">Take this seriously.</text:p>
      <text:p text:style-name="P2"/>
      <text:list text:style-name="L12">
        <text:list-item>
          <text:p text:style-name="P18">Be fair and honest</text:p>
        </text:list-item>
        <text:list-item>
          <text:p text:style-name="P18">Do not inflate or deflate ratings based on friendship</text:p>
        </text:list-item>
        <text:list-item>
          <text:p text:style-name="P18">Focus on contribution, not personality</text:p>
          <text:p text:style-name="P18"><text:soft-page-break/></text:p>
        </text:list-item>
      </text:list>
      <text:p text:style-name="P2">This is an important part of how your grade is determined.</text:p>
      <text:p text:style-name="P2"/>
      <text:p text:style-name="P19"><text:span text:style-name="T5">Final Thought</text:span></text:p>
      <text:p text:style-name="P19"/>
      <text:p text:style-name="P19">This only works if everyone leans in.</text:p>
      <text:p text:style-name="P19"/>
      <text:list text:style-name="L13">
        <text:list-item>
          <text:p text:style-name="P20">You don’t need to be the best programmer in the room.</text:p>
        </text:list-item>
        <text:list-item>
          <text:p text:style-name="P20">You don’t need to work nonstop.</text:p>
        </text:list-item>
      </text:list>
      <text:p text:style-name="P19"/>
      <text:p text:style-name="P19">But you do need to:</text:p>
      <text:p text:style-name="P19"/>
      <text:list text:style-name="L14">
        <text:list-item>
          <text:p text:style-name="P21">Show up (physically or virtually)</text:p>
        </text:list-item>
        <text:list-item>
          <text:p text:style-name="P21">Take ownership of something</text:p>
        </text:list-item>
        <text:list-item>
          <text:p text:style-name="P21">Follow through</text:p>
        </text:list-item>
        <text:list-item>
          <text:p text:style-name="P22">Contribute and work with the team</text:p>
        </text:list-item>
      </text:list>
      <text:p text:style-name="P19"/>
      <text:p text:style-name="P19">The team will feel the difference between someone who is there and someone who is contributing. <text:span text:style-name="T8">If your team would choose to work with you again after this, you are doing it right. </text:span>Be the person who contributes. <text:span text:style-name="T8">That’s the standard to aim fo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bookmark-start text:name="PageNumWizard_FOOTER_Default Page Style1"/><text:page-number text:select-page="current">4</text:page-number><text:s/>/ <text:page-count>4</text:page-count><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05T18:01:56.710632618</meta:creation-date>
    <dc:date>2026-04-05T20:54:01.370109778</dc:date>
    <meta:editing-duration>PT10M53S</meta:editing-duration>
    <meta:editing-cycles>2</meta:editing-cycles>
    <meta:generator>LibreOffice/26.2.2.2$Linux_X86_64 LibreOffice_project/620$Build-2</meta:generator>
    <meta:document-statistic meta:table-count="0" meta:image-count="0" meta:object-count="0" meta:page-count="4" meta:paragraph-count="107" meta:word-count="912" meta:character-count="5139" meta:non-whitespace-character-count="4395"/>
  </office:meta>
</office:document-meta>
</file>